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ad16" officeooo:paragraph-rsid="0009ad1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9ad16" officeooo:paragraph-rsid="0009ad1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9ad16" officeooo:paragraph-rsid="0009ad16" style:font-size-asian="40pt" style:font-weight-asian="bold" style:font-size-complex="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ender Notes Lic.Israel 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12:15:27.139000000</meta:creation-date>
    <dc:date>2022-10-31T12:16:53.089000000</dc:date>
    <meta:editing-duration>PT1M28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" meta:word-count="3" meta:character-count="25" meta:non-whitespace-character-count="22"/>
  </office:meta>
</office:document-meta>
</file>